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color="#8e8e8e" fo:font-size="20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 draw:fill-color="#ffffff"/>
      <style:text-properties fo:color="#8e8e8e" fo:font-size="20pt" fo:font-style="italic" style:font-size-asian="20pt" style:font-style-asian="italic" style:font-size-complex="20pt" style:font-style-complex="italic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8e8e8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Erlang 101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Duque Fuer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ni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y Erlang?</text:p>
              </text:list-item>
              <text:list-item>
                <text:p>Introducción a Erlang</text:p>
              </text:list-item>
              <text:list-item>
                <text:p>Programación Secuencial</text:p>
              </text:list-item>
              <text:list-item>
                <text:p>Excepciones</text:p>
              </text:list-item>
              <text:list-item>
                <text:p>Programación Secuencial Avanzada</text:p>
              </text:list-item>
              <text:list-item>
                <text:p>Erlang en funcion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Erlang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uilt to kick ass</text:p>
                <text:list>
                  <text:list-item>
                    <text:p><text:span text:style-name="T1">scalable, fault-tolerant, distributed, non-stop, soft-realtime.</text:span></text:p>
                  </text:list-item>
                </text:list>
              </text:list-item>
              <text:list-item>
                <text:p>Battle-proven</text:p>
              </text:list-item>
              <text:list-item>
                <text:p>Saves time &amp; money</text:p>
              </text:list-item>
              <text:list-item>
                <text:p>Easy to learn</text:p>
              </text:list-item>
              <text:list-item>
                <text:p>Other awesome features</text:p>
                <text:list>
                  <text:list-item>
                    <text:p><text:span text:style-name="T1">lightweight concurrency, transparent distribution, hot code upgrades, OTP…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9.5cm" svg:height="2.029cm" svg:x="1cm" svg:y="17.948cm">
          <draw:text-box>
            <text:p text:style-name="P2"><text:span text:style-name="T2"><text:a xlink:href="http://veldstra.org/whyerlang/" xlink:type="simple">http://veldstra.org/whyerlang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enguaje de programación concurrente</text:p>
              </text:list-item>
              <text:list-item>
                <text:p>El subcojunto secuencial: lenguaje funcional con evaluación estricta, asignación única y tipado dinámico</text:p>
              </text:list-item>
              <text:list-item>
                <text:p>Originalmente, lenguaje propietario de Ericsson. Desde 1998, software de código abierto</text:p>
              </text:list-item>
              <text:list-item>
                <text:p>A. K. Erlang / ERicsson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 (Instalación y Shell)</text:p>
              </text:list-header>
            </text:list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a xlink:href="http://www.erlang.org/downloads" xlink:type="simple">http://www.erlang.org/downloads</text:a></text:p>
              </text:list-item>
              <text:list-item>
                <text:p>La Shell de Erlang (erl)</text:p>
                <text:list>
                  <text:list-item>
                    <text:p>Expresiones aritméticas</text:p>
                  </text:list-item>
                  <text:list-item>
                    <text:p>Variables</text:p>
                  </text:list-item>
                  <text:list-item>
                    <text:p>Números de punto flotante</text:p>
                  </text:list-item>
                  <text:list-item>
                    <text:p>Atoms</text:p>
                  </text:list-item>
                  <text:list-item>
                    <text:p>Tuplas</text:p>
                  </text:list-item>
                  <text:list-item>
                    <text:p>Listas</text:p>
                  </text:list-item>
                  <text:list-item>
                    <text:p>Strings</text:p>
                  </text:list-item>
                  <text:list-item>
                    <text:p>Pattern Matc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amación Secuencial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ódulos</text:p>
              </text:list-item>
              <text:list-item>
                <text:p>Funciones y Funs</text:p>
              </text:list-item>
              <text:list-item>
                <text:p>Procesado de listas y List Comprehensions</text:p>
              </text:list-item>
              <text:list-item>
                <text:p>Guardas</text:p>
              </text:list-item>
              <text:list-item>
                <text:p>Registros</text:p>
              </text:list-item>
              <text:list-item>
                <text:p>Expresiones Case / If</text:p>
              </text:list-item>
              <text:list-item>
                <text:p>Acumulad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xcepciones en Erlang</text:p>
              </text:list-item>
              <text:list-item>
                <text:p>Bloques try… catch</text:p>
              </text:list-item>
              <text:list-item>
                <text:p>catch expressions</text:p>
              </text:list-item>
              <text:list-item>
                <text:p>Mensajes de error</text:p>
              </text:list-item>
              <text:list-item>
                <text:p>Manejo de excepciones</text:p>
              </text:list-item>
              <text:list-item>
                <text:p>Stack tr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amación Sencuencial Avanzad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BIFs</text:p>
              </text:list-item>
              <text:list-item>
                <text:p>Binaries</text:p>
              </text:list-item>
              <text:list-item>
                <text:p>Bit Syntax</text:p>
              </text:list-item>
              <text:list-item>
                <text:p>Y má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lang en funcionamient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hell</text:p>
              </text:list-item>
              <text:list-item>
                <text:p>Entorno de desarrollo</text:p>
              </text:list-item>
              <text:list-item>
                <text:p>Ejecutando un programa en Erlang</text:p>
              </text:list-item>
              <text:list-item>
                <text:p>Makefiles</text:p>
              </text:list-item>
              <text:list-item>
                <text:p>Crash dum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6:47:11.322000000</meta:creation-date>
    <meta:editing-duration>PT2H30M30S</meta:editing-duration>
    <meta:editing-cycles>6</meta:editing-cycles>
    <meta:generator>LibreOffice/5.0.5.2$Windows_X86_64 LibreOffice_project/55b006a02d247b5f7215fc6ea0fde844b30035b3</meta:generator>
    <dc:date>2016-04-10T19:48:34.762000000</dc:date>
    <meta:document-statistic meta:object-count="85"/>
    <meta:template xlink:type="simple" xlink:actuate="onRequest" xlink:title="Midnightblue" xlink:href="file:///C:/Program%20Files/LibreOffice%205/share/template/common/presnt/Midnightblue.otp" meta:date="2016-04-10T16:47:11.158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